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126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1.37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12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18" style:family="graphic" style:parent-style-name="objectwithoutfill">
      <style:graphic-properties draw:textarea-vertical-align="middle" draw:auto-grow-height="false" fo:min-height="1cm" fo:min-width="3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76cm" fo:min-width="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26cm" fo:min-width="1.5cm" loext:decorative="false"/>
      <style:paragraph-properties style:writing-mode="lr-tb"/>
    </style:style>
    <style:style style:name="gr24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1cm" svg:x="10cm" svg:y="8.75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5cm" svg:height="3.826cm" svg:x="10cm" svg:y="10cm">
          <draw:text-box>
            <text:p>IdPelicula: clave primaria</text:p>
            <text:p>Directores : multivalorado</text:p>
            <text:p>Actores : multivalorado</text:p>
            <text:p>Duración</text:p>
            <text:p>Fproducción</text:p>
            <text:p>precio</text:p>
            <text:p/>
            <text:p/>
            <text:p>Categoria: compuesto</text:p>
            <text:p><text:tab/>Novedad</text:p>
            <text:p><text:tab/>Recientes</text:p>
            <text:p><text:tab/>….</text:p>
            <text:p/>
          </draw:text-box>
        </draw:frame>
        <draw:custom-shape draw:style-name="gr3" draw:text-style-name="P1" xml:id="id2" draw:id="id2" draw:layer="layout" svg:width="3.25cm" svg:height="1.75cm" svg:x="7.5cm" svg:y="5.75cm">
          <text:p text:style-name="P1">Exis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cm" svg:y1="9.25cm" svg:x2="9.125cm" svg:y2="7.5cm" draw:start-shape="id1" draw:start-glue-point="3" draw:end-shape="id2" draw:end-glue-point="6" svg:d="M10000 9250h-875v-1750" svg:viewBox="0 0 876 1751">
          <text:p/>
        </draw:connector>
        <draw:connector draw:style-name="gr4" draw:text-style-name="P1" draw:layer="layout" svg:x1="10.75cm" svg:y1="6.625cm" svg:x2="11.5cm" svg:y2="8.75cm" draw:start-shape="id2" draw:start-glue-point="7" draw:end-shape="id1" draw:end-glue-point="0" svg:d="M10750 6625h750v2125" svg:viewBox="0 0 751 2126">
          <text:p/>
        </draw:connector>
        <draw:line draw:style-name="gr5" draw:text-style-name="P3" draw:layer="layout" svg:x1="10cm" svg:y1="6cm" svg:x2="10.75cm" svg:y2="5cm">
          <text:p/>
        </draw:line>
        <draw:line draw:style-name="gr6" draw:text-style-name="P3" draw:layer="layout" svg:x1="9.25cm" svg:y1="5.5cm" svg:x2="9.25cm" svg:y2="4.5cm">
          <text:p/>
        </draw:line>
        <draw:line draw:style-name="gr7" draw:text-style-name="P3" draw:layer="layout" svg:x1="8cm" svg:y1="6cm" svg:x2="8cm" svg:y2="4.75cm">
          <text:p/>
        </draw:line>
        <draw:frame draw:style-name="gr8" draw:text-style-name="P2" draw:layer="layout" svg:width="2.25cm" svg:height="0.801cm" svg:x="6.75cm" svg:y="4cm">
          <draw:text-box>
            <text:p>IdPelicula</text:p>
          </draw:text-box>
        </draw:frame>
        <draw:frame draw:style-name="gr9" draw:text-style-name="P2" draw:layer="layout" svg:width="1.75cm" svg:height="0.526cm" svg:x="8.75cm" svg:y="4cm">
          <draw:text-box>
            <text:p>FCompra</text:p>
          </draw:text-box>
        </draw:frame>
        <draw:frame draw:style-name="gr8" draw:text-style-name="P2" draw:layer="layout" svg:width="3.25cm" svg:height="0.801cm" svg:x="10.25cm" svg:y="4.25cm">
          <draw:text-box>
            <text:p>EstadoConservacion</text:p>
          </draw:text-box>
        </draw:frame>
        <draw:custom-shape draw:style-name="gr10" draw:text-style-name="P1" xml:id="id3" draw:id="id3" draw:layer="layout" svg:width="3.75cm" svg:height="1.5cm" svg:x="16.25cm" svg:y="8.5cm">
          <text:p text:style-name="P1">Alquil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4" draw:id="id4" draw:layer="layout" svg:width="2.5cm" svg:height="0.75cm" svg:x="16.75cm" svg:y="13cm">
          <text:p text:style-name="P1">Soc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cm" svg:y1="9.25cm" svg:x2="16.25cm" svg:y2="9.25cm" draw:start-shape="id1" draw:start-glue-point="1" draw:end-shape="id3" draw:end-glue-point="5" svg:d="M13000 9250h3250" svg:viewBox="0 0 3251 1">
          <text:p/>
        </draw:connector>
        <draw:connector draw:style-name="gr4" draw:text-style-name="P1" draw:layer="layout" svg:x1="18.125cm" svg:y1="10cm" svg:x2="18cm" svg:y2="13cm" draw:start-shape="id3" draw:start-glue-point="6" draw:end-shape="id4" draw:end-glue-point="0" svg:d="M18125 10000v1501h-125v1499" svg:viewBox="0 0 126 3001">
          <text:p/>
        </draw:connector>
        <draw:line draw:style-name="gr12" draw:text-style-name="P3" draw:layer="layout" svg:x1="19.25cm" svg:y1="8.5cm" svg:x2="19.75cm" svg:y2="7.5cm">
          <text:p/>
        </draw:line>
        <draw:line draw:style-name="gr6" draw:text-style-name="P3" draw:layer="layout" svg:x1="9.25cm" svg:y1="5.501cm" svg:x2="9.25cm" svg:y2="4.501cm">
          <text:p/>
        </draw:line>
        <draw:frame draw:style-name="gr8" draw:text-style-name="P2" draw:layer="layout" svg:width="2.25cm" svg:height="0.801cm" svg:x="6.75cm" svg:y="4.001cm">
          <draw:text-box>
            <text:p>IdPelicula</text:p>
          </draw:text-box>
        </draw:frame>
        <draw:frame draw:style-name="gr9" draw:text-style-name="P2" draw:layer="layout" svg:width="1.75cm" svg:height="0.526cm" svg:x="8.75cm" svg:y="4.001cm">
          <draw:text-box>
            <text:p>FCompra</text:p>
          </draw:text-box>
        </draw:frame>
        <draw:line draw:style-name="gr13" draw:text-style-name="P3" draw:layer="layout" svg:x1="18.25cm" svg:y1="8.25cm" svg:x2="18.25cm" svg:y2="7.25cm">
          <text:p/>
        </draw:line>
        <draw:line draw:style-name="gr14" draw:text-style-name="P3" draw:layer="layout" svg:x1="17cm" svg:y1="8.5cm" svg:x2="17cm" svg:y2="7.5cm">
          <text:p/>
        </draw:line>
        <draw:frame draw:style-name="gr9" draw:text-style-name="P2" draw:layer="layout" svg:width="2.5cm" svg:height="0.526cm" svg:x="15.5cm" svg:y="7cm">
          <draw:text-box>
            <text:p>PAlquiler</text:p>
          </draw:text-box>
        </draw:frame>
        <draw:frame draw:style-name="gr9" draw:text-style-name="P2" draw:layer="layout" svg:width="2cm" svg:height="0.526cm" svg:x="17.5cm" svg:y="6.5cm">
          <draw:text-box>
            <text:p>Fcomienzo</text:p>
          </draw:text-box>
        </draw:frame>
        <draw:frame draw:style-name="gr8" draw:text-style-name="P2" draw:layer="layout" svg:width="3.75cm" svg:height="0.801cm" svg:x="19.25cm" svg:y="6.75cm">
          <draw:text-box>
            <text:p>Fdevolución</text:p>
          </draw:text-box>
        </draw:frame>
        <draw:frame draw:style-name="gr15" draw:text-style-name="P2" draw:layer="layout" svg:width="2.25cm" svg:height="1.351cm" svg:x="18.25cm" svg:y="11.649cm">
          <draw:text-box>
            <text:p>Una película puede ser alquilada por un socio</text:p>
          </draw:text-box>
        </draw:frame>
        <draw:frame draw:style-name="gr15" draw:text-style-name="P2" draw:layer="layout" svg:width="2cm" svg:height="1.626cm" svg:x="14cm" svg:y="9.75cm">
          <draw:text-box>
            <text:p>Pero un socio puede alquilar mas de una eplícula</text:p>
          </draw:text-box>
        </draw:frame>
        <draw:frame draw:style-name="gr9" draw:text-style-name="P2" draw:layer="layout" svg:width="1.75cm" svg:height="0.526cm" svg:x="13.75cm" svg:y="9.5cm">
          <draw:text-box>
            <text:p><text:span text:style-name="T1">(N:1)</text:span></text:p>
          </draw:text-box>
        </draw:frame>
        <draw:frame draw:style-name="gr9" draw:text-style-name="P5" draw:layer="layout" svg:width="2cm" svg:height="0.526cm" svg:x="18.5cm" svg:y="11.224cm">
          <draw:text-box>
            <text:p text:style-name="P4"><text:span text:style-name="T1">(1:1)</text:span></text:p>
          </draw:text-box>
        </draw:frame>
        <draw:frame draw:style-name="gr9" draw:text-style-name="P5" draw:layer="layout" svg:width="1cm" svg:height="0.526cm" svg:x="17.75cm" svg:y="9.974cm">
          <draw:text-box>
            <text:p text:style-name="P4"><text:span text:style-name="T1">N:1</text:span></text:p>
          </draw:text-box>
        </draw:frame>
        <draw:frame draw:style-name="gr16" draw:text-style-name="P2" draw:layer="layout" svg:width="5.25cm" svg:height="2.726cm" svg:x="16.75cm" svg:y="13.75cm">
          <draw:text-box>
            <text:p>IdSocio</text:p>
            <text:p>Info : compuesto</text:p>
            <text:p><text:tab/>DNI</text:p>
            <text:p><text:tab/>Nombre</text:p>
            <text:p><text:tab/>Apellidos</text:p>
            <text:p><text:tab/>Direccion:multivalorado</text:p>
            <text:p><text:tab/>Telefono:multivalorado</text:p>
            <text:p><text:tab/>FAlta</text:p>
            <text:p><text:tab/></text:p>
          </draw:text-box>
        </draw:frame>
        <draw:custom-shape draw:style-name="gr17" draw:text-style-name="P1" xml:id="id6" draw:id="id6" draw:layer="layout" svg:width="3cm" svg:height="0.75cm" svg:x="28.5cm" svg:y="13cm">
          <text:p text:style-name="P1">Familiar</text:p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custom-shape draw:style-name="gr18" draw:text-style-name="P1" draw:layer="layout" svg:width="3.5cm" svg:height="1.25cm" svg:x="28.25cm" svg:y="12.75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" xml:id="id5" draw:id="id5" draw:layer="layout" svg:width="3cm" svg:height="1.25cm" svg:x="22.5cm" svg:y="12.75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2" draw:layer="layout" svg:width="4.25cm" svg:height="2cm" svg:x="28.25cm" svg:y="14.25cm">
          <draw:text-box>
            <text:p>DNI</text:p>
            <text:p>Nombre</text:p>
            <text:p>Parentesto</text:p>
            <text:p>Edad</text:p>
          </draw:text-box>
        </draw:frame>
        <draw:connector draw:style-name="gr4" draw:text-style-name="P1" draw:layer="layout" svg:x1="19.25cm" svg:y1="13.375cm" svg:x2="22.5cm" svg:y2="13.375cm" draw:start-shape="id4" draw:start-glue-point="1" draw:end-shape="id5" draw:end-glue-point="5" svg:d="M19250 13375h3250" svg:viewBox="0 0 3251 1">
          <text:p/>
        </draw:connector>
        <draw:connector draw:style-name="gr4" draw:text-style-name="P1" draw:layer="layout" svg:x1="25.5cm" svg:y1="13.375cm" svg:x2="28.5cm" svg:y2="13.375cm" draw:start-shape="id5" draw:start-glue-point="7" draw:end-shape="id6" draw:end-glue-point="3" svg:d="M25500 13375h3000" svg:viewBox="0 0 3001 1">
          <text:p/>
        </draw:connector>
        <draw:frame draw:style-name="gr8" draw:text-style-name="P2" draw:layer="layout" svg:width="2.5cm" svg:height="0.801cm" svg:x="20.75cm" svg:y="12.449cm">
          <draw:text-box>
            <text:p>Un familiar puede </text:p>
            <text:p>Con varios socios</text:p>
          </draw:text-box>
        </draw:frame>
        <draw:frame draw:style-name="gr21" draw:text-style-name="P5" draw:layer="layout" svg:width="1.5cm" svg:height="0.526cm" svg:x="20.5cm" svg:y="13.25cm">
          <draw:text-box>
            <text:p text:style-name="P4"><text:span text:style-name="T1">N:1</text:span></text:p>
          </draw:text-box>
        </draw:frame>
        <draw:frame draw:style-name="gr21" draw:text-style-name="P2" draw:layer="layout" svg:width="2.75cm" svg:height="0.801cm" svg:x="25.5cm" svg:y="12.25cm">
          <draw:text-box>
            <text:p>Solo se le asocia un familiar a cada socio</text:p>
          </draw:text-box>
        </draw:frame>
        <draw:frame draw:style-name="gr21" draw:text-style-name="P5" draw:layer="layout" svg:width="1.25cm" svg:height="0.526cm" svg:x="26.5cm" svg:y="12.974cm">
          <draw:text-box>
            <text:p text:style-name="P4"><text:span text:style-name="T1">1:1</text:span></text:p>
          </draw:text-box>
        </draw:frame>
        <draw:frame draw:style-name="gr22" draw:text-style-name="P5" draw:layer="layout" svg:width="1.75cm" svg:height="0.75cm" svg:x="23.5cm" svg:y="12cm">
          <draw:text-box>
            <text:p text:style-name="P4"><text:span text:style-name="T1">N:1</text:span></text:p>
          </draw:text-box>
        </draw:frame>
        <draw:custom-shape draw:style-name="gr23" draw:text-style-name="P1" xml:id="id7" draw:id="id7" draw:layer="layout" svg:width="4cm" svg:height="1.75cm" svg:x="4cm" svg:y="10.25cm">
          <text:p text:style-name="P1">Suministra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3" draw:layer="layout" svg:x1="24cm" svg:y1="14cm" svg:x2="24cm" svg:y2="15cm">
          <text:p/>
        </draw:line>
        <draw:frame draw:style-name="gr22" draw:text-style-name="P2" draw:layer="layout" svg:width="2cm" svg:height="0.75cm" svg:x="23.25cm" svg:y="15cm">
          <draw:text-box>
            <text:p>IdFamiliar</text:p>
          </draw:text-box>
        </draw:frame>
        <draw:custom-shape draw:style-name="gr25" draw:text-style-name="P1" xml:id="id8" draw:id="id8" draw:layer="layout" svg:width="4.25cm" svg:height="1cm" svg:x="4cm" svg:y="16cm">
          <text:p text:style-name="P1">Distribuido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cm" svg:y1="10.25cm" svg:x2="10cm" svg:y2="9.25cm" draw:start-shape="id7" draw:start-glue-point="4" draw:end-shape="id1" draw:end-glue-point="3" svg:d="M6000 10250v-1000h4000" svg:viewBox="0 0 4001 1001">
          <text:p/>
        </draw:connector>
        <draw:connector draw:style-name="gr4" draw:text-style-name="P1" draw:layer="layout" svg:x1="6cm" svg:y1="12cm" svg:x2="6.125cm" svg:y2="16cm" draw:start-shape="id7" draw:start-glue-point="6" draw:end-shape="id8" draw:end-glue-point="0" svg:d="M6000 12000v2001h125v1999" svg:viewBox="0 0 126 4001">
          <text:p/>
        </draw:connector>
        <draw:frame draw:style-name="gr15" draw:text-style-name="P2" draw:layer="layout" svg:width="2.75cm" svg:height="1cm" svg:x="5cm" svg:y="8cm">
          <draw:text-box>
            <text:p>La distribuidora suminstra peliculas</text:p>
          </draw:text-box>
        </draw:frame>
        <draw:frame draw:style-name="gr8" draw:text-style-name="P5" draw:layer="layout" svg:width="1.5cm" svg:height="0.801cm" svg:x="5.75cm" svg:y="8.75cm">
          <draw:text-box>
            <text:p text:style-name="P4"><text:span text:style-name="T1">(0:N)</text:span></text:p>
          </draw:text-box>
        </draw:frame>
        <draw:frame draw:style-name="gr26" draw:text-style-name="P2" draw:layer="layout" svg:width="2.5cm" svg:height="1.25cm" svg:x="2.25cm" svg:y="13.25cm">
          <draw:text-box>
            <text:p>Una pelicula es suministrada por </text:p>
          </draw:text-box>
        </draw:frame>
        <draw:frame draw:style-name="gr21" draw:text-style-name="P2" draw:layer="layout" svg:width="1.5cm" svg:height="0.526cm" svg:x="3.75cm" svg:y="14.25cm">
          <draw:text-box>
            <text:p><text:span text:style-name="T1">(1:1)</text:span></text:p>
          </draw:text-box>
        </draw:frame>
        <draw:frame draw:style-name="gr8" draw:text-style-name="P5" draw:layer="layout" svg:width="4.75cm" svg:height="0.801cm" svg:x="1.25cm" svg:y="11.5cm">
          <draw:text-box>
            <text:p text:style-name="P4"><text:span text:style-name="T1">(Pelicula) <text:s/>N:1 <text:s/>distribuidora</text:span></text:p>
          </draw:text-box>
        </draw:frame>
        <draw:frame draw:style-name="gr2" draw:text-style-name="P2" draw:layer="layout" svg:width="4.25cm" svg:height="2.25cm" svg:x="4cm" svg:y="17.25cm">
          <draw:text-box>
            <text:p>Nombre</text:p>
            <text:p>Direccion</text:p>
            <text:p>Telefono</text:p>
            <text:p>Fax</text:p>
            <text:p>Correo</text:p>
            <text:p>CI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22:19:18.911000000</meta:creation-date>
    <dc:date>2024-10-24T23:00:51.624000000</dc:date>
    <meta:editing-duration>PT29M8S</meta:editing-duration>
    <meta:editing-cycles>9</meta:editing-cycles>
    <meta:generator>LibreOffice/24.8.2.1$Windows_X86_64 LibreOffice_project/0f794b6e29741098670a3b95d60478a65d05ef13</meta:generator>
    <meta:document-statistic meta:object-count="53"/>
  </office:meta>
</office:document-meta>
</file>